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CMU Concrete" svg:font-family="'CMU Concret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break-before="auto" fo:break-after="auto" style:writing-mode="lr-tb"/>
      <style:text-properties style:font-name="CMU Concrete" fo:font-size="10pt" style:text-underline-style="solid" style:text-underline-width="auto" style:text-underline-color="font-color" style:font-name-asian="Times New Roman" style:font-size-asian="10pt" style:font-name-complex="Times New Roman" style:font-size-complex="10pt"/>
    </style:style>
    <style:style style:name="P2" style:family="paragraph" style:parent-style-name="Standard">
      <style:paragraph-properties fo:line-height="100%" fo:break-before="auto" fo:break-after="auto" style:writing-mode="lr-tb"/>
      <style:text-properties style:font-name="CMU Concrete" fo:font-size="10pt" style:text-underline-style="solid" style:text-underline-width="auto" style:text-underline-color="font-color" officeooo:paragraph-rsid="00170785" style:font-name-asian="Times New Roman" style:font-size-asian="10pt" style:font-name-complex="Times New Roman" style:font-size-complex="10pt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CMU Concrete" fo:font-size="10pt" style:text-underline-style="solid" style:text-underline-width="auto" style:text-underline-color="font-color" style:font-name-asian="Times New Roman" style:font-size-asian="10pt" style:font-name-complex="Times New Roman" style:font-size-complex="10pt"/>
    </style:style>
    <style:style style:name="P4" style:family="paragraph" style:parent-style-name="Standard">
      <style:paragraph-properties fo:line-height="100%" fo:break-before="auto" fo:break-after="auto" style:writing-mode="lr-tb"/>
      <style:text-properties style:font-name="CMU Concrete" fo:font-size="10pt" style:font-name-asian="Times New Roman" style:font-size-asian="10pt" style:font-name-complex="Times New Roman" style:font-size-complex="10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CMU Concrete" fo:font-size="10pt" style:font-size-asian="10pt" style:font-size-complex="10pt"/>
    </style:style>
    <style:style style:name="P6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officeooo:paragraph-rsid="001721e1"/>
    </style:style>
    <style:style style:name="P7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8" style:family="paragraph" style:parent-style-name="Standard" style:list-style-name="L8">
      <style:paragraph-properties fo:line-height="115%" style:writing-mode="lr-tb"/>
      <style:text-properties style:font-name="CMU Concrete" fo:font-size="10pt" officeooo:paragraph-rsid="001b489b" style:font-name-asian="Times New Roman" style:font-size-asian="10pt" style:font-name-complex="Times New Roman" style:font-size-complex="10pt"/>
    </style:style>
    <style:style style:name="P9" style:family="paragraph" style:parent-style-name="Standard" style:list-style-name="L1">
      <style:paragraph-properties fo:line-height="100%" style:writing-mode="lr-tb"/>
      <style:text-properties style:font-name="CMU Concrete" fo:font-size="10pt" officeooo:paragraph-rsid="00170785" style:font-size-asian="10pt" style:font-size-complex="10pt"/>
    </style:style>
    <style:style style:name="P10" style:family="paragraph" style:parent-style-name="Standard">
      <style:paragraph-properties fo:line-height="100%" style:writing-mode="lr-tb"/>
      <style:text-properties style:font-name="CMU Concrete" fo:font-size="10pt" style:text-underline-style="solid" style:text-underline-width="auto" style:text-underline-color="font-color" officeooo:paragraph-rsid="00170785" style:font-name-asian="Times New Roman" style:font-size-asian="10pt" style:font-name-complex="Times New Roman" style:font-size-complex="10pt"/>
    </style:style>
    <style:style style:name="P11" style:family="paragraph" style:parent-style-name="Standard" style:list-style-name="L1">
      <style:paragraph-properties fo:margin-top="0cm" fo:margin-bottom="0cm" loext:contextual-spacing="false" fo:line-height="100%" fo:break-before="auto" fo:break-after="auto" style:writing-mode="lr-tb"/>
      <style:text-properties style:font-name="CMU Concrete" fo:font-size="10pt" officeooo:paragraph-rsid="001b489b" style:font-size-asian="10pt" style:font-size-complex="10pt"/>
    </style:style>
    <style:style style:name="P12" style:family="paragraph" style:parent-style-name="Standard" style:list-style-name="L2">
      <style:paragraph-properties fo:margin-top="0cm" fo:margin-bottom="0cm" loext:contextual-spacing="false" fo:line-height="100%" fo:break-before="auto" fo:break-after="auto" style:writing-mode="lr-tb"/>
      <style:text-properties style:font-name="CMU Concrete" fo:font-size="10pt" officeooo:paragraph-rsid="00170785" style:font-name-asian="Times New Roman" style:font-size-asian="10pt" style:font-name-complex="Times New Roman" style:font-size-complex="10pt"/>
    </style:style>
    <style:style style:name="P13" style:family="paragraph" style:parent-style-name="Standard" style:list-style-name="L3">
      <style:paragraph-properties fo:margin-top="0cm" fo:margin-bottom="0cm" loext:contextual-spacing="false" fo:line-height="100%" fo:break-before="auto" fo:break-after="auto" style:writing-mode="lr-tb"/>
      <style:text-properties style:font-name="CMU Concrete" fo:font-size="10pt" officeooo:paragraph-rsid="00170785" style:font-name-asian="Times New Roman" style:font-size-asian="10pt" style:font-name-complex="Times New Roman" style:font-size-complex="10pt"/>
    </style:style>
    <style:style style:name="P14" style:family="paragraph" style:parent-style-name="Standard" style:list-style-name="L4">
      <style:paragraph-properties fo:margin-top="0cm" fo:margin-bottom="0cm" loext:contextual-spacing="false" fo:line-height="100%" fo:break-before="auto" fo:break-after="auto" style:writing-mode="lr-tb"/>
      <style:text-properties style:font-name="CMU Concrete" fo:font-size="10pt" officeooo:paragraph-rsid="00170785" style:font-name-asian="Times New Roman" style:font-size-asian="10pt" style:font-name-complex="Times New Roman" style:font-size-complex="10pt"/>
    </style:style>
    <style:style style:name="P15" style:family="paragraph" style:parent-style-name="Standard" style:list-style-name="L5">
      <style:paragraph-properties fo:margin-top="0cm" fo:margin-bottom="0cm" loext:contextual-spacing="false" fo:line-height="100%" fo:break-before="auto" fo:break-after="auto" style:writing-mode="lr-tb"/>
      <style:text-properties style:font-name="CMU Concrete" fo:font-size="10pt" officeooo:paragraph-rsid="00170785" style:font-name-asian="Times New Roman" style:font-size-asian="10pt" style:font-name-complex="Times New Roman" style:font-size-complex="10pt"/>
    </style:style>
    <style:style style:name="P16" style:family="paragraph" style:parent-style-name="Standard" style:list-style-name="L6">
      <style:paragraph-properties fo:margin-top="0cm" fo:margin-bottom="0cm" loext:contextual-spacing="false" fo:line-height="115%" fo:break-before="auto" fo:break-after="auto" style:writing-mode="lr-tb"/>
      <style:text-properties style:font-name="CMU Concrete" fo:font-size="10pt" officeooo:paragraph-rsid="00170785" style:font-name-asian="Times New Roman" style:font-size-asian="10pt" style:font-name-complex="Times New Roman" style:font-size-complex="10pt"/>
    </style:style>
    <style:style style:name="P17" style:family="paragraph" style:parent-style-name="Standard" style:list-style-name="L7">
      <style:paragraph-properties fo:margin-top="0cm" fo:margin-bottom="0cm" loext:contextual-spacing="false" fo:line-height="115%" fo:break-before="auto" fo:break-after="auto" style:writing-mode="lr-tb"/>
      <style:text-properties style:font-name="CMU Concrete" fo:font-size="10pt" style:font-name-asian="Times New Roman" style:font-size-asian="10pt" style:font-name-complex="Times New Roman" style:font-size-complex="10pt"/>
    </style:style>
    <style:style style:name="P18" style:family="paragraph" style:parent-style-name="Standard" style:list-style-name="L1">
      <style:paragraph-properties fo:margin-top="0cm" fo:margin-bottom="0cm" loext:contextual-spacing="false" fo:line-height="100%" style:writing-mode="lr-tb"/>
      <style:text-properties style:font-name="CMU Concrete" fo:font-size="10pt" officeooo:paragraph-rsid="00170785" style:font-name-asian="Times New Roman" style:font-size-asian="10pt" style:font-name-complex="Times New Roman" style:font-size-complex="10pt"/>
    </style:style>
    <style:style style:name="P19" style:family="paragraph" style:parent-style-name="Standard" style:list-style-name="LS2">
      <style:paragraph-properties fo:margin-top="0cm" fo:margin-bottom="0cm" loext:contextual-spacing="false" fo:line-height="100%" style:writing-mode="lr-tb"/>
      <style:text-properties style:font-name="CMU Concrete" fo:font-size="10pt" style:font-name-asian="Times New Roman" style:font-size-asian="10pt" style:font-name-complex="Times New Roman" style:font-size-complex="10pt"/>
    </style:style>
    <style:style style:name="P20" style:family="paragraph" style:parent-style-name="Standard" style:list-style-name="L2">
      <style:paragraph-properties fo:margin-top="0cm" fo:margin-bottom="0cm" loext:contextual-spacing="false" fo:line-height="100%" style:writing-mode="lr-tb"/>
      <style:text-properties style:font-name="CMU Concrete" fo:font-size="10pt" officeooo:paragraph-rsid="00170785" style:font-name-asian="Times New Roman" style:font-size-asian="10pt" style:font-name-complex="Times New Roman" style:font-size-complex="10pt"/>
    </style:style>
    <style:style style:name="P21" style:family="paragraph" style:parent-style-name="Standard" style:list-style-name="L3">
      <style:paragraph-properties fo:margin-top="0cm" fo:margin-bottom="0cm" loext:contextual-spacing="false" fo:line-height="100%" style:writing-mode="lr-tb"/>
      <style:text-properties style:font-name="CMU Concrete" fo:font-size="10pt" officeooo:paragraph-rsid="00170785" style:font-name-asian="Times New Roman" style:font-size-asian="10pt" style:font-name-complex="Times New Roman" style:font-size-complex="10pt"/>
    </style:style>
    <style:style style:name="P22" style:family="paragraph" style:parent-style-name="Standard" style:list-style-name="L4">
      <style:paragraph-properties fo:margin-top="0cm" fo:margin-bottom="0cm" loext:contextual-spacing="false" fo:line-height="100%" style:writing-mode="lr-tb"/>
      <style:text-properties style:font-name="CMU Concrete" fo:font-size="10pt" officeooo:paragraph-rsid="00170785" style:font-name-asian="Times New Roman" style:font-size-asian="10pt" style:font-name-complex="Times New Roman" style:font-size-complex="10pt"/>
    </style:style>
    <style:style style:name="P23" style:family="paragraph" style:parent-style-name="Standard" style:list-style-name="L5">
      <style:paragraph-properties fo:margin-top="0cm" fo:margin-bottom="0cm" loext:contextual-spacing="false" fo:line-height="100%" style:writing-mode="lr-tb"/>
      <style:text-properties style:font-name="CMU Concrete" fo:font-size="10pt" officeooo:paragraph-rsid="00170785" style:font-name-asian="Times New Roman" style:font-size-asian="10pt" style:font-name-complex="Times New Roman" style:font-size-complex="10pt"/>
    </style:style>
    <style:style style:name="P24" style:family="paragraph" style:parent-style-name="Standard" style:list-style-name="L2">
      <style:paragraph-properties fo:margin-top="0cm" fo:margin-bottom="0cm" loext:contextual-spacing="false" fo:line-height="100%" style:writing-mode="lr-tb"/>
      <style:text-properties style:font-name="CMU Concrete" fo:font-size="10pt" officeooo:rsid="00170785" officeooo:paragraph-rsid="00170785" style:font-name-asian="Times New Roman" style:font-size-asian="10pt" style:font-name-complex="Times New Roman" style:font-size-complex="10pt"/>
    </style:style>
    <style:style style:name="P25" style:family="paragraph" style:parent-style-name="Standard" style:list-style-name="L6">
      <style:paragraph-properties fo:margin-top="0cm" fo:margin-bottom="0cm" loext:contextual-spacing="false" fo:line-height="115%" style:writing-mode="lr-tb"/>
      <style:text-properties style:font-name="CMU Concrete" fo:font-size="10pt" officeooo:paragraph-rsid="00170785" style:font-name-asian="Times New Roman" style:font-size-asian="10pt" style:font-name-complex="Times New Roman" style:font-size-complex="10pt"/>
    </style:style>
    <style:style style:name="P26" style:family="paragraph" style:parent-style-name="Heading_20_1" style:master-page-name="Standard">
      <style:paragraph-properties fo:margin-top="0.847cm" fo:margin-bottom="0.212cm" loext:contextual-spacing="false" fo:line-height="100%" fo:text-align="center" style:justify-single-word="false" style:page-number="auto" fo:break-before="auto" fo:break-after="auto" style:writing-mode="lr-tb"/>
      <style:text-properties style:font-name="CMU Concrete" fo:font-size="24pt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T1" style:family="text">
      <style:text-properties fo:color="#000099" style:text-underline-style="solid" style:text-underline-width="auto" style:text-underline-color="font-color" style:font-name-asian="Times New Roman" style:font-name-complex="Times New Roman"/>
    </style:style>
    <style:style style:name="T2" style:family="text">
      <style:text-properties fo:color="#252525" fo:background-color="#ffffff" loext:char-shading-value="0" style:font-name-asian="Times New Roman" style:font-name-complex="Times New Roman"/>
    </style:style>
    <style:style style:name="T3" style:family="text">
      <style:text-properties fo:color="#1155cc" style:font-name="CMU Concrete" fo:font-size="10pt" style:text-underline-style="solid" style:text-underline-width="auto" style:text-underline-color="font-color" style:font-name-asian="Times New Roman" style:font-size-asian="10pt" style:font-name-complex="Times New Roman" style:font-size-complex="10pt"/>
    </style:style>
    <style:style style:name="T4" style:family="text">
      <style:text-properties fo:color="#1155cc" style:text-underline-style="solid" style:text-underline-width="auto" style:text-underline-color="font-color" officeooo:rsid="001b489b"/>
    </style:style>
    <style:style style:name="T5" style:family="text">
      <style:text-properties style:font-name="CMU Concrete" fo:font-size="10pt" style:font-name-asian="Times New Roman" style:font-size-asian="10pt" style:font-name-complex="Times New Roman" style:font-size-complex="10pt"/>
    </style:style>
    <style:style style:name="T6" style:family="text">
      <style:text-properties fo:font-weight="bold" style:font-name-asian="Times New Roman" style:font-weight-asian="bold" style:font-name-complex="Times New Roman" style:font-weight-complex="bold"/>
    </style:style>
    <style:style style:name="T7" style:family="text">
      <style:text-properties style:font-name-asian="Times New Roman" style:font-name-complex="Times New Roman"/>
    </style:style>
    <style:style style:name="T8" style:family="text">
      <style:text-properties officeooo:rsid="001a2f83" style:font-name-asian="Times New Roman" style:font-name-complex="Times New Roman"/>
    </style:style>
    <style:style style:name="T9" style:family="text">
      <style:text-properties officeooo:rsid="001b489b" style:font-name-asian="Times New Roman" style:font-name-complex="Times New Roman"/>
    </style:style>
    <style:style style:name="T10" style:family="text">
      <style:text-properties style:text-underline-style="solid" style:text-underline-width="auto" style:text-underline-color="font-color" style:font-name-asian="Times New Roman" style:font-name-complex="Times New Roman"/>
    </style:style>
    <style:style style:name="T11" style:family="text">
      <style:text-properties style:text-underline-style="solid" style:text-underline-width="auto" style:text-underline-color="font-color" officeooo:rsid="00170785" style:font-name-asian="Times New Roman" style:font-name-complex="Times New Roman"/>
    </style:style>
    <style:style style:name="T12" style:family="text">
      <style:text-properties officeooo:rsid="001a2f83"/>
    </style:style>
    <style:style style:name="T13" style:family="text">
      <style:text-properties officeooo:rsid="001b48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0"><text:bookmark text:name="h.934zw4499lhq"/>CV</text:h>
      <text:p text:style-name="P5"><text:span text:style-name="T6">Name </text:span><text:span text:style-name="T7">Jānis Erdmanis</text:span></text:p>
      <text:p text:style-name="P5"><text:span text:style-name="T6">Address</text:span><text:span text:style-name="T7"> Andreja Upīša iela 29, Valmiera, </text:span><text:span text:style-name="T9">Latvia,</text:span><text:span text:style-name="T7"> LV-4201</text:span></text:p>
      <text:p text:style-name="P5"><text:span text:style-name="T6">E-mail </text:span><text:span text:style-name="T1">graphitewriter@gmail.com</text:span></text:p>
      <text:p text:style-name="P5"><text:span text:style-name="T6">Phone </text:span><text:span text:style-name="T7">+371 28368907</text:span></text:p>
      <text:p text:style-name="P4"/>
      <text:p text:style-name="P2">Educaction:</text:p>
      <text:p text:style-name="P10"/>
      <text:list xml:id="list6050150936133526294" text:style-name="L1">
        <text:list-item>
          <text:p text:style-name="P11"><text:span text:style-name="T7">2015 </text:span><text:span text:style-name="T8">January</text:span><text:span text:style-name="T7">-</text:span><text:span text:style-name="T8">June</text:span><text:span text:style-name="T7"> </text:span><text:span text:style-name="T9">E</text:span><text:span text:style-name="T7">xchange studies at </text:span><text:span text:style-name="T2">Umeå University</text:span></text:p>
        </text:list-item>
        <text:list-item>
          <text:p text:style-name="P9"><text:span text:style-name="T7">2014 - … Physics masters at University of Latvia</text:span></text:p>
        </text:list-item>
        <text:list-item>
          <text:p text:style-name="P18">2011 - 2014 Physics bachelor at the University of Latvia</text:p>
        </text:list-item>
        <text:list-item>
          <text:p text:style-name="P18">2008 - 2011 Valmiera State Gymnasium with emphasis on natural sciences</text:p>
        </text:list-item>
      </text:list>
      <text:list xml:id="list7603938799034241805" text:style-name="LS2">
        <text:list-header>
          <text:p text:style-name="P19"/>
        </text:list-header>
      </text:list>
      <text:p text:style-name="P1">Research and work experience</text:p>
      <text:p text:style-name="P1"/>
      <text:list xml:id="list4411774386058058018" text:style-name="L2">
        <text:list-item>
          <text:p text:style-name="P12">2014 Wigner function <text:span text:style-name="T12">application</text:span> for electron emission process with tunable bariers (supervisor Vyacheslavs Kashcheyevs)</text:p>
        </text:list-item>
        <text:list-item>
          <text:p text:style-name="P20">2015 - … Magnetic fluid drop equilibrium shapes in rotatory magnetic field (supervisor Andrejs Cebers)</text:p>
        </text:list-item>
        <text:list-item>
          <text:p text:style-name="P24">2013 - … Creating exercises for National Physics Olympiad</text:p>
        </text:list-item>
      </text:list>
      <text:p text:style-name="P1"/>
      <text:p text:style-name="P1">Awards:</text:p>
      <text:p text:style-name="P4"/>
      <text:list xml:id="list5386230387505884853" text:style-name="L3">
        <text:list-item>
          <text:p text:style-name="P13">2011-2014 Study scholarship “Jura Melbārža piemiņas stipendija” from “Vitolu fonds”</text:p>
        </text:list-item>
        <text:list-item>
          <text:p text:style-name="P21">2009 Acknowledgment in National Physics Olympiad</text:p>
        </text:list-item>
      </text:list>
      <text:p text:style-name="P4"/>
      <text:p text:style-name="P5"><text:span text:style-name="T10">Lang</text:span><text:span text:style-name="T11">ua</text:span><text:span text:style-name="T10">ges:</text:span></text:p>
      <text:p text:style-name="P1"/>
      <text:list xml:id="list4445182822101469154" text:style-name="L4">
        <text:list-item>
          <text:p text:style-name="P14">Latvian – native</text:p>
        </text:list-item>
        <text:list-item>
          <text:p text:style-name="P22">English - great (around B2)</text:p>
        </text:list-item>
        <text:list-item>
          <text:p text:style-name="P22">French - curious (around A1)</text:p>
        </text:list-item>
      </text:list>
      <text:p text:style-name="P4"/>
      <text:p text:style-name="P1">Computer abilities:</text:p>
      <text:p text:style-name="P4"/>
      <text:list xml:id="list808455405228552414" text:style-name="L5">
        <text:list-item>
          <text:p text:style-name="P15">Programming - Julia, Mathematica, Python, C, C++</text:p>
        </text:list-item>
        <text:list-item>
          <text:p text:style-name="P23">Administration of Linux workstations and servers, ssh, rsync</text:p>
        </text:list-item>
        <text:list-item>
          <text:p text:style-name="P23">Emacs</text:p>
        </text:list-item>
        <text:list-item>
          <text:p text:style-name="P23">LaTeX typesetting language</text:p>
          <text:p text:style-name="P23"/>
        </text:list-item>
      </text:list>
      <text:p text:style-name="P3">Hobbies and interests:</text:p>
      <text:p text:style-name="P3"/>
      <text:list xml:id="list5583717503767850186" text:style-name="L6">
        <text:list-item>
          <text:p text:style-name="P16">Long-distance running, skiing, swimming, road cycling</text:p>
        </text:list-item>
        <text:list-item>
          <text:p text:style-name="P25">Guitar, design technology </text:p>
        </text:list-item>
        <text:list-item>
          <text:p text:style-name="P25">Open source software, Ubuntu, raspberry pi, maintainability</text:p>
        </text:list-item>
        <text:list-item>
          <text:p text:style-name="P25"><text:span text:style-name="T12">Provocating</text:span> common sense with <text:span text:style-name="T13">scientific thinking</text:span></text:p>
        </text:list-item>
        <text:list-item>
          <text:p text:style-name="P25">Thinking <text:span text:style-name="T13">of </text:span>and implementing a good workflow</text:p>
        </text:list-item>
      </text:list>
      <text:p text:style-name="P3"/>
      <text:p text:style-name="P3"><text:soft-page-break/>References:</text:p>
      <text:p text:style-name="P3"/>
      <text:list xml:id="list3822224184294782306" text:style-name="L7">
        <text:list-item>
          <text:p text:style-name="P17">Vyacheslavs Kashcheyevs, Associate professor in Theoretical physics, University of Latvia</text:p>
        </text:list-item>
      </text:list>
      <text:p text:style-name="P6"><text:span text:style-name="T5">e-mail: </text:span><text:a xlink:type="simple" xlink:href="mailto:slava@latnet.lv" text:style-name="Internet_20_link" text:visited-style-name="Visited_20_Internet_20_Link"><text:span text:style-name="T3">slava@latnet.lv</text:span></text:a></text:p>
      <text:list xml:id="list6943166859516873160" text:style-name="L8">
        <text:list-item>
          <text:p text:style-name="P8">Andrejs Cebers, <text:span text:style-name="T13">Professor in Theoretical physics, University of Latvia e-mail: </text:span><text:a xlink:type="simple" xlink:href="mailto:slava@latnet.lv" text:style-name="Internet_20_link" text:visited-style-name="Visited_20_Internet_20_Link"><text:span text:style-name="T4">andrejs.cebers@lu.lv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CMU Concrete" svg:font-family="'CMU Concret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title/>
    <meta:initial-creator/>
    <meta:editing-cycles>5</meta:editing-cycles>
    <dc:date>2016-01-23T17:56:21.348477202</dc:date>
    <meta:editing-duration>PT13M30S</meta:editing-duration>
    <meta:document-statistic meta:table-count="0" meta:image-count="0" meta:object-count="0" meta:page-count="2" meta:paragraph-count="38" meta:word-count="229" meta:character-count="1549" meta:non-whitespace-character-count="1379"/>
  </office:meta>
</office:document-meta>
</file>